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P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RP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000 users</text:p>
          </table:table-cell>
          <table:table-cell/>
          <table:table-cell office:value-type="string" calcext:value-type="string">
            <text:p>CPU Time (ms)</text:p>
          </table:table-cell>
          <table:table-cell office:value-type="string" calcext:value-type="string">
            <text:p>25 users</text:p>
          </table:table-cell>
          <table:table-cell/>
          <table:table-cell office:value-type="string" calcext:value-type="string">
            <text:p>CPU Time (ms)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Gunicorn/uvicorn/asyncio/h1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00ms</text:p>
          </table:table-cell>
          <table:table-cell table:formula="of:=ROUND(1000/[.C5];3)" office:value-type="float" office:value="0.2" calcext:value-type="float">
            <text:p>0.2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5ms</text:p>
          </table:table-cell>
          <table:table-cell table:formula="of:=ROUND(1000/[.F5];3)"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Gunicorn/uvicorn/uvloop/h11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160ms</text:p>
          </table:table-cell>
          <table:table-cell table:formula="of:=ROUND(1000/[.C6];3)" office:value-type="float" office:value="0.169" calcext:value-type="float">
            <text:p>0.16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ms</text:p>
          </table:table-cell>
          <table:table-cell table:formula="of:=ROUND(1000/[.F6];3)"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Gunicorn/uvicorn/asyncio/httptools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98ms</text:p>
          </table:table-cell>
          <table:table-cell table:formula="of:=ROUND(1000/[.C7];3)" office:value-type="float" office:value="0.11" calcext:value-type="float">
            <text:p>0.11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ms</text:p>
          </table:table-cell>
          <table:table-cell table:formula="of:=ROUND(1000/[.F7];3)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Gunicorn/uvicorn/uvloop/httptools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75ms</text:p>
          </table:table-cell>
          <table:table-cell table:formula="of:=ROUND(1000/[.C8];3)" office:value-type="float" office:value="0.087" calcext:value-type="float">
            <text:p>0.087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2ms</text:p>
          </table:table-cell>
          <table:table-cell table:formula="of:=ROUND(1000/[.F8];3)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uvicorn/defaults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73ms</text:p>
          </table:table-cell>
          <table:table-cell table:formula="of:=ROUND(1000/[.C9];3)" office:value-type="float" office:value="0.091" calcext:value-type="float">
            <text:p>0.091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2ms</text:p>
          </table:table-cell>
          <table:table-cell table:formula="of:=ROUND(1000/[.F9];3)" office:value-type="float" office:value="0.079" calcext:value-type="float">
            <text:p>0.0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hypercorn/asynci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254ms</text:p>
          </table:table-cell>
          <table:table-cell table:formula="of:=ROUND(1000/[.C11];3)" office:value-type="float" office:value="0.313" calcext:value-type="float">
            <text:p>0.31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12ms</text:p>
          </table:table-cell>
          <table:table-cell table:formula="of:=ROUND(1000/[.F11];3)"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hypercorn/uvloop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39ms</text:p>
          </table:table-cell>
          <table:table-cell table:formula="of:=ROUND(1000/[.C12];3)" office:value-type="float" office:value="0.27" calcext:value-type="float">
            <text:p>0.2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6ms</text:p>
          </table:table-cell>
          <table:table-cell table:formula="of:=ROUND(1000/[.F12];3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hypercorn/trio</text:p>
          </table:table-cell>
          <table:table-cell office:value-type="string" calcext:value-type="string">
            <text:p>WONT RUN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leration Librar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pla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json</text:p>
          </table:table-cell>
          <table:table-cell office:value-type="string" calcext:value-type="string">
            <text:p>stock j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base64</text:p>
          </table:table-cell>
          <table:table-cell office:value-type="string" calcext:value-type="string">
            <text:p>stock base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yncmy</text:p>
          </table:table-cell>
          <table:table-cell office:value-type="string" calcext:value-type="string">
            <text:p>aiomysq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vloop</text:p>
          </table:table-cell>
          <table:table-cell office:value-type="string" calcext:value-type="string">
            <text:p>async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icorn/uvicorn</text:p>
          </table:table-cell>
          <table:table-cell office:value-type="string" calcext:value-type="string">
            <text:p>hypercorn/asyncio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cryptography/wolfcrypt/stock for sha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ryptography/wolfcrypt for rsa</text:p>
          </table:table-cell>
          <table:table-cell table:number-columns-repeated="7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4000000000" calcext:value-type="float">
            <text:p>34000000000</text:p>
          </table:table-cell>
          <table:table-cell table:formula="of:=[.B40]/[.A40]" office:value-type="float" office:value="34000000" calcext:value-type="float">
            <text:p>340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08:57:12.022833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2T16:58:25.083395327</meta:creation-date>
    <meta:editing-duration>PT2H19M9S</meta:editing-duration>
    <meta:editing-cycles>8</meta:editing-cycles>
    <meta:generator>LibreOffice/7.1.3.2$Linux_X86_64 LibreOffice_project/10$Build-2</meta:generator>
    <dc:date>2021-05-23T09:20:43.747155325</dc:date>
    <meta:document-statistic meta:table-count="1" meta:cell-count="88" meta:object-count="0"/>
  </office:meta>
</office:document-meta>
</file>